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4e3a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4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5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3" style:family="paragraph" style:parent-style-name="Text_20_body">
      <style:text-properties officeooo:rsid="0087cbe5" officeooo:paragraph-rsid="0087cbe5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text-properties officeooo:paragraph-rsid="008105a4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3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5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4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6"/>
            <text:p text:style-name="P26"><text:placeholder text:placeholder-type="text">&lt;if test="print_header"&gt;</text:placeholder></text:p>
            <text:p text:style-name="P26"><text:placeholder text:placeholder-type="text">&lt;company.report_company_name or company.name&gt;</text:placeholder></text:p>
            <text:p text:style-name="P27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31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31"><text:span text:style-name="T45">Tel: </text:span><text:span text:style-name="T45"><text:placeholder text:placeholder-type="text">&lt;company.partner_id.phone&gt;</text:placeholder></text:span></text:p>
            <text:p text:style-name="P32"><text:placeholder text:placeholder-type="text">&lt;company.partner_id.email&gt;</text:placeholder></text:p>
            <text:p text:style-name="P32"><text:placeholder text:placeholder-type="text">&lt;company.website&gt;</text:placeholder></text:p>
            <text:p text:style-name="P34"><text:span text:style-name="T50">I.V.A.: </text:span><text:span text:style-name="T45"><text:placeholder text:placeholder-type="text">&lt;company.partner_id.afip_responsability_type_id.name&gt;</text:placeholder></text:span></text:p>
            <text:p text:style-name="P35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6"/>
            <text:p text:style-name="P33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8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9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6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7"/>
            <text:p text:style-name="P15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6"><text:span text:style-name="T21"><text:placeholder text:placeholder-type="text">&lt;if test="o.picking_type_id.name = 'Transferencias internas'"&gt;</text:placeholder></text:span><text:span text:style-name="T23">Ubicación Origen</text:span><text:span text:style-name="T20">: </text:span><text:span text:style-name="T20"><text:placeholder text:placeholder-type="text">&lt;o.location_id&gt;</text:placeholder></text:span><text:span text:style-name="T20"><text:placeholder text:placeholder-type="text">&lt;/if&gt;</text:placeholder></text:span></text:p>
            <text:p text:style-name="P16"><text:span text:style-name="T21"><text:placeholder text:placeholder-type="text">&lt;if test="o.picking_type_id.name = 'Transferencias internas'"&gt;</text:placeholder></text:span><text:span text:style-name="T23">Ubicación Destino</text:span><text:span text:style-name="T20">: </text:span><text:span text:style-name="T20"><text:placeholder text:placeholder-type="text">&lt;o.location_dest_id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8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8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9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40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40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1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1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4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5"/>
          </table:table-cell>
          <table:table-cell table:style-name="Tabla8.C1" office:value-type="string">
            <text:p text:style-name="P54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1"><text:text-input text:description="&lt;/for&gt;">End For</text:text-input></text:p>
          </table:table-cell>
          <table:table-cell table:style-name="Tabla1.B3" office:value-type="string">
            <text:p text:style-name="P56"/>
          </table:table-cell>
        </table:table-row>
        <table:table-row table:style-name="Tabla1.3">
          <table:table-cell table:style-name="Tabla1.A4" office:value-type="string">
            <text:p text:style-name="P18"><text:text-input text:description="&lt;if test=&quot;page['complete_list']!=''&quot;&gt;">IF2</text:text-input></text:p>
          </table:table-cell>
          <table:table-cell table:style-name="Tabla1.B4" office:value-type="string">
            <text:p text:style-name="P56"/>
          </table:table-cell>
        </table:table-row>
        <table:table-row table:style-name="Tabla1.3">
          <table:table-cell table:style-name="Tabla1.A5" office:value-type="string">
            <text:p text:style-name="P52"><text:placeholder text:placeholder-type="text">&lt;page['complete_list']&gt;</text:placeholder></text:p>
          </table:table-cell>
          <table:table-cell table:style-name="Tabla1.B5" office:value-type="string">
            <text:p text:style-name="P56"/>
          </table:table-cell>
        </table:table-row>
        <table:table-row table:style-name="Tabla1.3">
          <table:table-cell table:style-name="Tabla1.A6" office:value-type="string">
            <text:p text:style-name="P19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5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3"><text:span text:style-name="T39">Recibí Conforme</text:span>:</text:p>
            <text:p text:style-name="P44"><text:span text:style-name="T39">Fecha</text:span>: <text:s/><text:span text:style-name="T66"><text:s text:c="5"/>/ <text:s text:c="5"/>/ <text:s text:c="5"/></text:span></text:p>
            <text:p text:style-name="P44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6"><text:s text:c="30"/></text:p>
            <text:p text:style-name="P48">DNI</text:p>
          </table:table-cell>
          <table:table-cell table:style-name="Tabla3.B2" office:value-type="string">
            <text:p text:style-name="P46"><text:s text:c="32"/></text:p>
            <text:p text:style-name="P48">FIRMA</text:p>
          </table:table-cell>
          <table:table-cell table:style-name="Tabla3.D2" office:value-type="string">
            <text:p text:style-name="P47"><text:s text:c="32"/></text:p>
            <text:p text:style-name="P46"><text:s text:c="32"/></text:p>
            <text:p text:style-name="P42">ACLARACIÓN</text:p>
          </table:table-cell>
        </table:table-row>
      </table:table>
      <text:p text:style-name="P17"><text:s/><text:text-input text:description="&lt;if test=&quot;page['new_page']==1&quot;&gt;">IF2</text:text-input></text:p>
      <text:p text:style-name="P20"/>
      <text:p text:style-name="P14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6T13:48:02.130579854</dc:date>
    <meta:editing-duration>P2DT19H20M55S</meta:editing-duration>
    <meta:editing-cycles>392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9" meta:character-count="2001" meta:non-whitespace-character-count="1748"/>
  </office:meta>
</office:document-meta>
</file>